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zwa projektu: <text:tab/>Automatyczny System Ochrony Przeciwpowodziowej</text:p>
      <text:p text:style-name="P1">Termin:<text:tab/><text:tab/>21.03.2016</text:p>
      <text:p text:style-name="P1">Zadanie:<text:tab/><text:tab/>Środowisko agenta i reprezentacja wiedzy</text:p>
      <text:p text:style-name="P1"/>
      <text:p text:style-name="P1"/>
      <text:p text:style-name="P1"/>
      <text:p text:style-name="P1">Celem projektu "ASOP" (Automatyczny System Ochrony Przeciwpowodziowej) jest stworzenie inteligentnych robotów, które znając otaczające je środowisko (mapę), oraz przewidywaną prognozę dotyczącą powodzi, będą roznosiły worki z piaskiem - z magazynu z workami – w taki sposób, aby jak najwięcej z wybudowanych w okolicy domostw zostało ogrodzonych murem (zbudowanym z tych worków) skutecznie chroniącym budynki przed falą powodziową. Projekt jest tworzony w języku programowania Java.</text:p>
      <text:p text:style-name="P1"/>
      <text:p text:style-name="P1"/>
      <text:p text:style-name="P1">Środowisko agenta</text:p>
      <text:p text:style-name="P1">Mapą świata w projekcie jest siatka prostokątna podzielona na kwadraty jednostkowe. Na każdym z takich kwadratów może znajdować się dom lub skład z workami piasku, pole może też pozostawać puste. Na puste pole, tj. takie, na którym nie ma ani domu ani składu, można stawiać worki z piaskiem w celu wybudowania "wału" przeciwpowodziowego. Po takim polu mogą też poruszać się roboty niosące worek z piaskiem, udające się po niego lub po prostu kierujące się na wyznaczone, ściśle określone miejsce.</text:p>
      <text:p text:style-name="P1">Program zakłada możliwość ręcznego budowania oraz modyfikacji mapy, czyli środowiska, po którym będzie się poruszał agent, a nawet wielu agentów - robotów. Do tej modyfikacji zalicza się wybranie rozmiaru mapy, wstawianie na wybrane pole oraz usuwanie z wybranego pola domu, składu z workami lub robotów, zmiana przewidywanej wysokości nadchodzącej fali powodziowej oraz czasu, po którym powódź ma nadejść. Interface będzie również umożliwiał śledzenie oraz wyświetlania zadań wykonywanych przez wszystkich agentów pracujących nad budową wału przeciwpowodziowego. Będzie można więc kontrolować oraz dokładnie obserwować zmiany zachodzące w planowaniu optymalnej ochrony domostw oraz wiedzy posiadanej przez roboty.</text:p>
      <text:p text:style-name="P1">Dla komfortu użytkownika oraz w celu ułatwienia sprawdzania poprawności działania programu, wprowadzona została opcja umożliwiająca przyspieszenie pracy wykonywanej przez agentów – roboty poruszając się w turach, których długość można w dowolnym momencie modyfikować. </text:p>
      <text:p text:style-name="P1"/>
      <text:p text:style-name="P1"/>
      <text:p text:style-name="P1">Reprezentacja wiedzy</text:p>
      <text:p text:style-name="P1">W zależności od układu świata, generowane są zadania, które powinny zostać wykonane przez roboty, aby jak najskuteczniej ochronić przed powodzią możliwie największą liczbę domów. Podczas ręcznych zmian w trakcie działania symulacji, lista wszystkich zadań do wykonania zostje modyfikowana.</text:p>
      <text:p text:style-name="P1">Zadaniom zostają przypisane priorytety tak, aby zostały wykonywane w kolejności <text:s/><text:soft-page-break/>od najważniejszych. </text:p>
      <text:p text:style-name="P1">Każdy wolny robot – tj. taki, który nie realizauje w danej chwili żadnego zadania, wybiera z listy zadań do wykonania to o największym priorytecie i natychmiastowo przystępuje do jego realizacji. Każdy z agentów ma więc w danej chwili przyporządkowane ściśle określone zadanie. Z tym zadaniem wiąże się oczywiście konieczność posiadanie unikatowej dla każdego robota wiedzy dotyczącej sposobu jego wykonania – np. robot, który ma zanieść worek z piaskiem na pole A ma inne dane dotyczące drogi, którą powinien się poruszać niż ten, który ma zanieść worek z piaskiem na pole B. Sposób reprezentacji wiedzy jest więc oparty na systemie ram, być może z drobnymi modyfikacjami związanymi z optymalizacją pamięciową – w przypadku, gdy wiele robotów ma do wykonania podobne zadanie, nie ma potrzeby aby każdy z nich przechowywał duplikat tych samych danych.</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3M50S</meta:editing-duration>
    <meta:editing-cycles>24</meta:editing-cycles>
    <meta:generator>OpenOffice/4.1.1$Win32 OpenOffice.org_project/411m6$Build-9775</meta:generator>
    <dc:date>2016-03-21T15:50:34.06</dc:date>
    <dc:creator>Sylwester Swat</dc:creator>
    <meta:document-statistic meta:table-count="0" meta:image-count="0" meta:object-count="0" meta:page-count="2" meta:paragraph-count="12" meta:word-count="470" meta:character-count="3370"/>
    <meta:user-defined meta:name="Info 1"/>
    <meta:user-defined meta:name="Info 2"/>
    <meta:user-defined meta:name="Info 3"/>
    <meta:user-defined meta:name="Info 4"/>
  </office:meta>
</office:document-meta>
</file>